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A000004631543F870.png" manifest:media-type="image/png"/>
  <manifest:file-entry manifest:full-path="Pictures/1001D468000052100000741135308488.pdf" manifest:media-type="application/pd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char" svg:width="17cm" svg:height="24.044cm" draw:z-index="0"><draw:image xlink:href="Pictures/1001D468000052100000741135308488.pdf" xlink:type="simple" xlink:show="embed" xlink:actuate="onLoad" draw:mime-type="application/pdf"/><draw:image xlink:href="Pictures/100000010000031A000004631543F87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11:52:11.238794165</meta:creation-date>
    <dc:date>2024-07-16T11:55:01.867561676</dc:date>
    <meta:editing-duration>PT2M5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4.2$Linux_X86_64 LibreOffice_project/420$Build-2</meta:generator>
  </office:meta>
</office:document-meta>
</file>